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d8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0.3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Predeterminado-notes">
      <style:graphic-properties draw:fill-color="#ffffff" fo:min-height="11.429cm"/>
      <style:paragraph-properties style:writing-mode="lr-tb"/>
    </style:style>
    <style:style style:name="pr4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2.4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9.4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0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2.22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ccccff" fo:font-size="48pt" style:font-name-asian="Times New Roman" style:font-size-asian="48pt" style:font-name-complex="Times New Roman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Breathe" draw:style-name="dp1" draw:master-page-name="Predeterminado" presentation:presentation-page-layout-name="AL1T0">
        <draw:frame presentation:style-name="pr1" draw:text-style-name="P2" draw:layer="layout" svg:width="21.59cm" svg:height="3.17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1">Breathe</text:span></text:p>
              </text:list-header>
            </text:list>
          </draw:text-box>
        </draw:frame>
        <draw:frame presentation:style-name="pr2" draw:text-style-name="P2" draw:layer="layout" svg:width="21.378cm" svg:height="10.584cm" svg:x="1.905cm" svg:y="6.138cm" presentation:class="subtitle" presentation:user-transformed="true">
          <draw:text-box>
            <text:list text:style-name="L2">
              <text:list-header>
                <text:p text:style-name="P3"><text:span text:style-name="T2">This is the air I breathe.</text:span></text:p>
                <text:p text:style-name="P3"><text:span text:style-name="T2">This is the air I breathe.</text:span></text:p>
                <text:p text:style-name="P3"><text:span text:style-name="T2">Your Holy presence,</text:span></text:p>
                <text:p text:style-name="P3"><text:span text:style-name="T2">living in m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Predeterminado" presentation:presentation-page-layout-name="AL1T0">
        <draw:frame presentation:style-name="pr4" draw:text-style-name="P2" draw:layer="layout" svg:width="22.648cm" svg:height="12.7cm" svg:x="1.482cm" svg:y="2.963cm" presentation:class="subtitle" presentation:user-transformed="true">
          <draw:text-box>
            <text:list text:style-name="L2">
              <text:list-header>
                <text:p text:style-name="P3"><text:span text:style-name="T2">This is my daily bread.</text:span></text:p>
                <text:p text:style-name="P3"><text:span text:style-name="T2">This is my daily bread</text:span></text:p>
                <text:p text:style-name="P3"><text:span text:style-name="T2">Your every Word,</text:span></text:p>
                <text:p text:style-name="P3"><text:span text:style-name="T2">spoken to m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5" draw:text-style-name="P2" draw:layer="layout" svg:width="21.802cm" svg:height="9.736cm" svg:x="1.905cm" svg:y="5.927cm" presentation:class="subtitle" presentation:user-transformed="true">
          <draw:text-box>
            <text:list text:style-name="L2">
              <text:list-header>
                <text:p text:style-name="P3"><text:span text:style-name="T2">And I, I’m desperate for You</text:span></text:p>
                <text:p text:style-name="P3"><text:span text:style-name="T2">And I, I’m lost without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6" draw:text-style-name="P2" draw:layer="layout" svg:width="21.378cm" svg:height="10.583cm" svg:x="2.117cm" svg:y="3.174cm" presentation:class="subtitle" presentation:user-transformed="true">
          <draw:text-box>
            <text:list text:style-name="L2">
              <text:list-header>
                <text:p text:style-name="P3"><text:span text:style-name="T2">This is the air I breathe.</text:span></text:p>
                <text:p text:style-name="P3"><text:span text:style-name="T2">This is the air I breathe.</text:span></text:p>
                <text:p text:style-name="P3"><text:span text:style-name="T2">Your Holy presence,</text:span></text:p>
                <text:p text:style-name="P3"><text:span text:style-name="T2">living in m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7" draw:text-style-name="P2" draw:layer="layout" svg:width="22.648cm" svg:height="12.488cm" svg:x="1.482cm" svg:y="3.175cm" presentation:class="subtitle" presentation:user-transformed="true">
          <draw:text-box>
            <text:list text:style-name="L2">
              <text:list-header>
                <text:p text:style-name="P3"><text:span text:style-name="T2">This is my daily bread.</text:span></text:p>
                <text:p text:style-name="P3"><text:span text:style-name="T2">This is my daily bread</text:span></text:p>
                <text:p text:style-name="P3"><text:span text:style-name="T2">Your every Word,</text:span></text:p>
                <text:p text:style-name="P3"><text:span text:style-name="T2">spoken to m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5" draw:text-style-name="P2" draw:layer="layout" svg:width="21.802cm" svg:height="9.736cm" svg:x="1.905cm" svg:y="5.927cm" presentation:class="subtitle" presentation:user-transformed="true">
          <draw:text-box>
            <text:list text:style-name="L2">
              <text:list-header>
                <text:p text:style-name="P3"><text:span text:style-name="T2">And I, I’m desperate for You</text:span></text:p>
                <text:p text:style-name="P3"><text:span text:style-name="T2">And I, I’m lost without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5" draw:text-style-name="P2" draw:layer="layout" svg:width="21.802cm" svg:height="9.736cm" svg:x="1.905cm" svg:y="5.927cm" presentation:class="subtitle" presentation:user-transformed="true">
          <draw:text-box>
            <text:list text:style-name="L2">
              <text:list-header>
                <text:p text:style-name="P3"><text:span text:style-name="T2">And I, I’m desperate for You</text:span></text:p>
                <text:p text:style-name="P3"><text:span text:style-name="T2">And I, I’m lost without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2" draw:text-style-name="P2" draw:layer="layout" svg:width="21.378cm" svg:height="10.584cm" svg:x="1.905cm" svg:y="4.868cm" presentation:class="subtitle" presentation:user-transformed="true">
          <draw:text-box>
            <text:list text:style-name="L2">
              <text:list-header>
                <text:p text:style-name="P3"><text:span text:style-name="T2">This is the air I breathe.</text:span></text:p>
                <text:p text:style-name="P3"><text:span text:style-name="T2">This is the air I breathe.</text:span></text:p>
                <text:p text:style-name="P3"><text:span text:style-name="T2">(repeat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axial" draw:start-color="#0000d8" draw:end-color="#000063" draw:start-intensity="100%" draw:end-intensity="100%" draw:angle="225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0000d8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d8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27cm" svg:x="8.678cm" svg:y="17.35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9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Be Glorified</dc:title>
    <meta:initial-creator>Scott Wardlaw</meta:initial-creator>
    <meta:creation-date>2001-12-04T04:03:26.671000000</meta:creation-date>
    <dc:creator>Scott Wardlaw</dc:creator>
    <dc:date>2001-12-14T02:48:49.718000000</dc:date>
    <meta:editing-cycles>4</meta:editing-cycles>
    <meta:editing-duration>PT13M53S</meta:editing-duration>
    <meta:document-statistic meta:object-count="42"/>
    <meta:generator>LibreOffice/6.4.1.2$Linux_x86 LibreOffice_project/40$Build-2</meta:generator>
  </office:meta>
</office:document-meta>
</file>